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98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4.401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7.579cm"/>
    </style:style>
    <style:style style:name="co8" style:family="table-column">
      <style:table-column-properties fo:break-before="auto" style:column-width="2.935cm"/>
    </style:style>
    <style:style style:name="co9" style:family="table-column">
      <style:table-column-properties fo:break-before="auto" style:column-width="3.323cm"/>
    </style:style>
    <style:style style:name="co10" style:family="table-column">
      <style:table-column-properties fo:break-before="auto" style:column-width="7.05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iniMicro_20140921 (Bill Of Materials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port Written : <text:s text:c="2"/>Monday</text:p>
          </table:table-cell>
          <table:table-cell office:value-type="string" calcext:value-type="string">
            <text:p><text:s/>September 22</text:p>
          </table:table-cell>
          <table:table-cell office:value-type="string" calcext:value-type="string">
            <text:p><text:s/>2014 <text:s/>12: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ject Path <text:s text:c="2"/>: <text:s text:c="2"/>C:\Users\michaels\Documents\MiniMicro_20140921\MiniMicro_20140921.prj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sign Path <text:s text:c="3"/>: <text:s text:c="2"/>C:\Users\michaels\Documents\MiniMicro_20140921\MiniMicro_20140921.pc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sign Title <text:s text:c="2"/>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d <text:s text:c="7"/>: <text:s text:c="2"/>21/09/2014 12:47: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 Saved <text:s text:c="4"/>: <text:s text:c="2"/>22/09/2014 12:14: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diting Time <text:s text:c="2"/>: <text:s text:c="2"/>613 m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its <text:s text:c="9"/>: <text:s text:c="2"/>thou (precision 0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ll of Materials generated with DesignSpark PCB - www.DesignSpark.com/pc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----------------------------------------------------------------------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ef Nam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RS Part Number</text:p>
          </table:table-cell>
          <table:table-cell office:value-type="string" calcext:value-type="string">
            <text:p>Other Part Numbe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XTA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Crystal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Euroquartz</text:p>
          </table:table-cell>
          <table:table-cell office:value-type="string" calcext:value-type="string">
            <text:p>16.000MHz HC49/4H/30/50/-40+85/18pF/ATF</text:p>
          </table:table-cell>
          <table:table-cell office:value-type="float" office:value="6938819" calcext:value-type="float">
            <text:p>6938819</text:p>
          </table:table-cell>
          <table:table-cell/>
          <table:table-cell office:value-type="string" calcext:value-type="string">
            <text:p>16Mhz Crystal Oscillator</text:p>
          </table:table-cell>
        </table:table-row>
        <table:table-row table:style-name="ro1">
          <table:table-cell office:value-type="string" calcext:value-type="string">
            <text:p>BH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32_BatteryHolder_SMT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3 003</text:p>
          </table:table-cell>
          <table:table-cell office:value-type="float" office:value="2197960" calcext:value-type="float">
            <text:p>2197960</text:p>
          </table:table-cell>
          <table:table-cell/>
          <table:table-cell office:value-type="string" calcext:value-type="string">
            <text:p>2032 Surface mounted battery holde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1A220JAT2A</text:p>
          </table:table-cell>
          <table:table-cell/>
          <table:table-cell office:value-type="string" calcext:value-type="string">
            <text:p>CAP_C0G_0805-L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1A220JAT2A</text:p>
          </table:table-cell>
          <table:table-cell office:value-type="float" office:value="4646587" calcext:value-type="float">
            <text:p>4646587</text:p>
          </table:table-cell>
          <table:table-cell/>
          <table:table-cell office:value-type="string" calcext:value-type="string">
            <text:p>AVX 0.022 nF ±5 % 100 V dc C0G Dielectric SMD Ceramic Multilayer Capacitor 080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1A220JAT2A</text:p>
          </table:table-cell>
          <table:table-cell/>
          <table:table-cell office:value-type="string" calcext:value-type="string">
            <text:p>CAP_C0G_0805-L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1A220JAT2A</text:p>
          </table:table-cell>
          <table:table-cell office:value-type="float" office:value="4646587" calcext:value-type="float">
            <text:p>4646587</text:p>
          </table:table-cell>
          <table:table-cell/>
          <table:table-cell office:value-type="string" calcext:value-type="string">
            <text:p>AVX 0.022 nF ±5 % 100 V dc C0G Dielectric SMD Ceramic Multilayer Capacitor 0805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81568-1</text:p>
          </table:table-cell>
          <table:table-cell/>
          <table:table-cell office:value-type="string" calcext:value-type="string">
            <text:p>CONN_1981568-1</text:p>
          </table:table-cell>
          <table:table-cell office:value-type="string" calcext:value-type="string">
            <text:p>Tyco Electronics Amp</text:p>
          </table:table-cell>
          <table:table-cell office:value-type="string" calcext:value-type="string">
            <text:p>1981568-1</text:p>
          </table:table-cell>
          <table:table-cell office:value-type="float" office:value="6694645" calcext:value-type="float">
            <text:p>6694645</text:p>
          </table:table-cell>
          <table:table-cell/>
          <table:table-cell office:value-type="string" calcext:value-type="string">
            <text:p>Micro USB Receptacle type B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U4-AU</text:p>
          </table:table-cell>
          <table:table-cell/>
          <table:table-cell office:value-type="string" calcext:value-type="string">
            <text:p>44ML-L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U4-AU</text:p>
          </table:table-cell>
          <table:table-cell office:value-type="float" office:value="7153805" calcext:value-type="float">
            <text:p>7153805</text:p>
          </table:table-cell>
          <table:table-cell/>
          <table:table-cell office:value-type="string" calcext:value-type="string">
            <text:p>MCU AVR 32K FLASH 16MHZ 44-TQFP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805C106K4PACTU</text:p>
          </table:table-cell>
          <table:table-cell/>
          <table:table-cell office:value-type="string" calcext:value-type="string">
            <text:p>CAP_C0805-L</text:p>
          </table:table-cell>
          <table:table-cell office:value-type="string" calcext:value-type="string">
            <text:p>Kemet Electronics</text:p>
          </table:table-cell>
          <table:table-cell office:value-type="string" calcext:value-type="string">
            <text:p>C0805C106K4PACTU</text:p>
          </table:table-cell>
          <table:table-cell office:value-type="float" office:value="6911161" calcext:value-type="float">
            <text:p>6911161</text:p>
          </table:table-cell>
          <table:table-cell/>
          <table:table-cell office:value-type="string" calcext:value-type="string">
            <text:p>Kemet 10000 nF ±10 % 16 V dc X5R Dielectric SMD Ceramic Multilayer Capacitor 0805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A02040X2200GB300</text:p>
          </table:table-cell>
          <table:table-cell/>
          <table:table-cell office:value-type="string" calcext:value-type="string">
            <text:p>CMA_0204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MA02040X2200GB300</text:p>
          </table:table-cell>
          <table:table-cell office:value-type="float" office:value="6845985" calcext:value-type="float">
            <text:p>6845985</text:p>
          </table:table-cell>
          <table:table-cell/>
          <table:table-cell office:value-type="string" calcext:value-type="string">
            <text:p>CMA0204 Resistor T/R,0.25W,2%,220R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A02040X2200GB300</text:p>
          </table:table-cell>
          <table:table-cell/>
          <table:table-cell office:value-type="string" calcext:value-type="string">
            <text:p>CMA_0204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MA02040X2200GB300</text:p>
          </table:table-cell>
          <table:table-cell office:value-type="float" office:value="6845985" calcext:value-type="float">
            <text:p>6845985</text:p>
          </table:table-cell>
          <table:table-cell/>
          <table:table-cell office:value-type="string" calcext:value-type="string">
            <text:p>CMA0204 Resistor T/R,0.25W,2%,220R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A02040X2200GB300</text:p>
          </table:table-cell>
          <table:table-cell/>
          <table:table-cell office:value-type="string" calcext:value-type="string">
            <text:p>CMA_0204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MA02040X2200GB300</text:p>
          </table:table-cell>
          <table:table-cell office:value-type="float" office:value="6845985" calcext:value-type="float">
            <text:p>6845985</text:p>
          </table:table-cell>
          <table:table-cell/>
          <table:table-cell office:value-type="string" calcext:value-type="string">
            <text:p>CMA0204 Resistor T/R,0.25W,2%,220R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A02040X2200GB300</text:p>
          </table:table-cell>
          <table:table-cell/>
          <table:table-cell office:value-type="string" calcext:value-type="string">
            <text:p>CMA_0204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MA02040X2200GB300</text:p>
          </table:table-cell>
          <table:table-cell office:value-type="float" office:value="6845985" calcext:value-type="float">
            <text:p>6845985</text:p>
          </table:table-cell>
          <table:table-cell/>
          <table:table-cell office:value-type="string" calcext:value-type="string">
            <text:p>CMA0204 Resistor T/R,0.25W,2%,220R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A02040X2200GB300</text:p>
          </table:table-cell>
          <table:table-cell/>
          <table:table-cell office:value-type="string" calcext:value-type="string">
            <text:p>CMA_0204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MA02040X2200GB300</text:p>
          </table:table-cell>
          <table:table-cell office:value-type="float" office:value="6845985" calcext:value-type="float">
            <text:p>6845985</text:p>
          </table:table-cell>
          <table:table-cell/>
          <table:table-cell office:value-type="string" calcext:value-type="string">
            <text:p>CMA0204 Resistor T/R,0.25W,2%,220R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W080522R0FKEA</text:p>
          </table:table-cell>
          <table:table-cell/>
          <table:table-cell office:value-type="string" calcext:value-type="string">
            <text:p>RES_CRCW_0805-L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22R0FKEA</text:p>
          </table:table-cell>
          <table:table-cell office:value-type="float" office:value="6791112" calcext:value-type="float">
            <text:p>6791112</text:p>
          </table:table-cell>
          <table:table-cell/>
          <table:table-cell office:value-type="string" calcext:value-type="string">
            <text:p>CRCW0805 Resistor T/R 0.125W,1%,22R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W080522R0FKEA</text:p>
          </table:table-cell>
          <table:table-cell/>
          <table:table-cell office:value-type="string" calcext:value-type="string">
            <text:p>RES_CRCW_0805-L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22R0FKEA</text:p>
          </table:table-cell>
          <table:table-cell office:value-type="float" office:value="6791112" calcext:value-type="float">
            <text:p>6791112</text:p>
          </table:table-cell>
          <table:table-cell/>
          <table:table-cell office:value-type="string" calcext:value-type="string">
            <text:p>CRCW0805 Resistor T/R 0.125W,1%,22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G0805F1K0</text:p>
          </table:table-cell>
          <table:table-cell/>
          <table:table-cell office:value-type="string" calcext:value-type="string">
            <text:p>RES0805_CRG_TYCO-L</text:p>
          </table:table-cell>
          <table:table-cell office:value-type="string" calcext:value-type="string">
            <text:p>Tyco Electronics Uk</text:p>
          </table:table-cell>
          <table:table-cell office:value-type="string" calcext:value-type="string">
            <text:p>CRG0805F1K0</text:p>
          </table:table-cell>
          <table:table-cell office:value-type="float" office:value="2230427" calcext:value-type="float">
            <text:p>2230427</text:p>
          </table:table-cell>
          <table:table-cell/>
          <table:table-cell office:value-type="string" calcext:value-type="string">
            <text:p>CRG0805 SMT chip resistor,1K 0.125W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G0805F1K0</text:p>
          </table:table-cell>
          <table:table-cell/>
          <table:table-cell office:value-type="string" calcext:value-type="string">
            <text:p>RES0805_CRG_TYCO-L</text:p>
          </table:table-cell>
          <table:table-cell office:value-type="string" calcext:value-type="string">
            <text:p>Tyco Electronics Uk</text:p>
          </table:table-cell>
          <table:table-cell office:value-type="string" calcext:value-type="string">
            <text:p>CRG0805F1K0</text:p>
          </table:table-cell>
          <table:table-cell office:value-type="float" office:value="2230427" calcext:value-type="float">
            <text:p>2230427</text:p>
          </table:table-cell>
          <table:table-cell/>
          <table:table-cell office:value-type="string" calcext:value-type="string">
            <text:p>CRG0805 SMT chip resistor,1K 0.125W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M2JH</text:p>
          </table:table-cell>
          <table:table-cell/>
          <table:table-cell office:value-type="string" calcext:value-type="string">
            <text:p>SWITCH_FSM2JH</text:p>
          </table:table-cell>
          <table:table-cell office:value-type="string" calcext:value-type="string">
            <text:p>Tyco</text:p>
          </table:table-cell>
          <table:table-cell office:value-type="string" calcext:value-type="string">
            <text:p>FSM2JH</text:p>
          </table:table-cell>
          <table:table-cell office:value-type="float" office:value="4791390" calcext:value-type="float">
            <text:p>4791390</text:p>
          </table:table-cell>
          <table:table-cell/>
          <table:table-cell office:value-type="string" calcext:value-type="string">
            <text:p>6x6mm tactile switch,4.3mm H 1.6N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M2JH</text:p>
          </table:table-cell>
          <table:table-cell/>
          <table:table-cell office:value-type="string" calcext:value-type="string">
            <text:p>SWITCH_FSM2JH</text:p>
          </table:table-cell>
          <table:table-cell office:value-type="string" calcext:value-type="string">
            <text:p>Tyco</text:p>
          </table:table-cell>
          <table:table-cell office:value-type="string" calcext:value-type="string">
            <text:p>FSM2JH</text:p>
          </table:table-cell>
          <table:table-cell office:value-type="float" office:value="4791390" calcext:value-type="float">
            <text:p>4791390</text:p>
          </table:table-cell>
          <table:table-cell/>
          <table:table-cell office:value-type="string" calcext:value-type="string">
            <text:p>6x6mm tactile switch,4.3mm H 1.6N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M2JH</text:p>
          </table:table-cell>
          <table:table-cell/>
          <table:table-cell office:value-type="string" calcext:value-type="string">
            <text:p>SWITCH_FSM2JH</text:p>
          </table:table-cell>
          <table:table-cell office:value-type="string" calcext:value-type="string">
            <text:p>Tyco</text:p>
          </table:table-cell>
          <table:table-cell office:value-type="string" calcext:value-type="string">
            <text:p>FSM2JH</text:p>
          </table:table-cell>
          <table:table-cell office:value-type="float" office:value="4791390" calcext:value-type="float">
            <text:p>4791390</text:p>
          </table:table-cell>
          <table:table-cell/>
          <table:table-cell office:value-type="string" calcext:value-type="string">
            <text:p>6x6mm tactile switch,4.3mm H 1.6N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ED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837W83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837W83RA</text:p>
          </table:table-cell>
          <table:table-cell office:value-type="float" office:value="7160538" calcext:value-type="float">
            <text:p>7160538</text:p>
          </table:table-cell>
          <table:table-cell/>
          <table:table-cell office:value-type="string" calcext:value-type="string">
            <text:p>LED, Orange, SMD, Top view</text:p>
          </table:table-cell>
        </table:table-row>
        <table:table-row table:style-name="ro1">
          <table:table-cell office:value-type="string" calcext:value-type="string">
            <text:p>LED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837W83RA</text:p>
          </table:table-cell>
          <table:table-cell/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837W83RA</text:p>
          </table:table-cell>
          <table:table-cell office:value-type="float" office:value="7160538" calcext:value-type="float">
            <text:p>7160538</text:p>
          </table:table-cell>
          <table:table-cell/>
          <table:table-cell office:value-type="string" calcext:value-type="string">
            <text:p>LED, Orange, SMD, Top view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A02040E1002BB100</text:p>
          </table:table-cell>
          <table:table-cell/>
          <table:table-cell office:value-type="string" calcext:value-type="string">
            <text:p>RES_MMA_0204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A02040E1002BB100</text:p>
          </table:table-cell>
          <table:table-cell office:value-type="float" office:value="6787570" calcext:value-type="float">
            <text:p>6787570</text:p>
          </table:table-cell>
          <table:table-cell/>
          <table:table-cell office:value-type="string" calcext:value-type="string">
            <text:p>MMA0204 <text:s/>Melf Resistor T/R, 0.07W, 10K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A02040E1002BB100</text:p>
          </table:table-cell>
          <table:table-cell/>
          <table:table-cell office:value-type="string" calcext:value-type="string">
            <text:p>RES_MMA_0204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A02040E1002BB100</text:p>
          </table:table-cell>
          <table:table-cell office:value-type="float" office:value="6787570" calcext:value-type="float">
            <text:p>6787570</text:p>
          </table:table-cell>
          <table:table-cell/>
          <table:table-cell office:value-type="string" calcext:value-type="string">
            <text:p>MMA0204 <text:s/>Melf Resistor T/R, 0.07W, 10K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A02040E1002BB100</text:p>
          </table:table-cell>
          <table:table-cell/>
          <table:table-cell office:value-type="string" calcext:value-type="string">
            <text:p>RES_MMA_0204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A02040E1002BB100</text:p>
          </table:table-cell>
          <table:table-cell office:value-type="float" office:value="6787570" calcext:value-type="float">
            <text:p>6787570</text:p>
          </table:table-cell>
          <table:table-cell/>
          <table:table-cell office:value-type="string" calcext:value-type="string">
            <text:p>MMA0204 <text:s/>Melf Resistor T/R, 0.07W, 10K</text:p>
          </table:table-cell>
        </table:table-row>
        <table:table-row table:style-name="ro1">
          <table:table-cell office:value-type="string" calcext:value-type="string">
            <text:p>Switc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ideSwitch</text:p>
          </table:table-cell>
          <table:table-cell/>
          <table:table-cell office:value-type="string" calcext:value-type="string">
            <text:p>SlideSwitch_SPDT</text:p>
          </table:table-cell>
          <table:table-cell office:value-type="string" calcext:value-type="string">
            <text:p>C &amp; K</text:p>
          </table:table-cell>
          <table:table-cell office:value-type="string" calcext:value-type="string">
            <text:p>OS102011MA1QN1</text:p>
          </table:table-cell>
          <table:table-cell office:value-type="float" office:value="7874855" calcext:value-type="float">
            <text:p>7874855</text:p>
          </table:table-cell>
          <table:table-cell/>
          <table:table-cell office:value-type="string" calcext:value-type="string">
            <text:p>Through Hole Slide Switch SPDT On-On 0.1 A@ 12 V dc Sli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2T12:25:15.873000000</dc:date>
    <meta:editing-duration>PT7M58S</meta:editing-duration>
    <meta:editing-cycles>6</meta:editing-cycles>
    <meta:generator>LibreOffice/4.3.1.2$Windows_x86 LibreOffice_project/958349dc3b25111dbca392fbc281a05559ef6848</meta:generator>
    <meta:document-statistic meta:table-count="1" meta:cell-count="422" meta:object-count="0"/>
  </office:meta>
</office:document-meta>
</file>